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table:formula="of:=SUM([.B2:.B63])" office:value-type="float" office:value="112.75">
            <text:p>112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14.08.2020</text:date>, <text:time>20:3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22S</meta:editing-duration>
    <meta:editing-cycles>32</meta:editing-cycles>
    <meta:generator>OpenOffice/4.1.7$Win32 OpenOffice.org_project/417m1$Build-9800</meta:generator>
    <dc:date>2020-08-14T20:31:33.56</dc:date>
    <dc:creator>Coco </dc:creator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